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RAFIC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RAFIC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LTRAMA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BOTAJE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B MTMO INT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O INGRES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range table:name="TRAFICO" table:cell-range-address="TRAFICO.$A$1:TRAFICO.$B$5" table:base-cell-address="TRAFIC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8:09Z</meta:creation-date>
    <dc:date>2019-12-12T00:55:46Z</dc:date>
  </office:meta>
</office:document-meta>
</file>